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bits/stdc++.h&gt;<text:line-break/>using namespace std;<text:line-break/><text:line-break/><text:line-break/>struct data{<text:line-break/><text:tab/>int owner_name;<text:line-break/><text:tab/>int address;<text:line-break/><text:tab/>int mobile;<text:line-break/><text:tab/>int phone;<text:line-break/><text:tab/>float value;<text:line-break/>}<text:line-break/><text:line-break/>struct node<text:line-break/>{<text:line-break/><text:tab/>struct data* d1;<text:line-break/><text:tab/>int node_number;<text:line-break/><text:tab/>int node_id;<text:line-break/><text:tab/>struct node* referential_node_id;<text:line-break/><text:tab/>int child_node_id;<text:line-break/><text:tab/>struct node* referential_child_node_id;<text:line-break/>}<text:line-break/><text:line-break/>void create_first_node()<text:line-break/>{<text:line-break/><text:tab/>struct data* dptr=(struct data *)malloc(sizeof(struct data *));<text:line-break/><text:tab/><text:line-break/><text:tab/>cin&gt;&gt; dptr-&gt;owner_name;<text:line-break/><text:tab/>cin&gt;&gt; dptr-&gt;address;<text:line-break/><text:tab/>cin&gt;&gt; dptr-&gt;mobile;<text:line-break/><text:tab/>cin&gt;&gt; dptr-&gt;phone;<text:line-break/><text:tab/>cin&gt;&gt; dptr-&gt;value;<text:line-break/><text:tab/><text:line-break/><text:tab/>n[0][0].d1=dptr;<text:line-break/><text:tab/><text:line-break/><text:tab/><text:line-break/><text:tab/><text:line-break/><text:tab/>n[0][0].node_number=0;<text:line-break/><text:tab/>int node_id;<text:line-break/><text:tab/>n[0][0].referential_node_id= NULL;<text:line-break/><text:tab/>n[0][0].child_node_id;<text:line-break/><text:tab/>n[0][0].referential_child_node;<text:line-break/>}<text:line-break/><text:line-break/><text:line-break/>void create_multi_set(int &amp;i)<text:line-break/>{<text:line-break/><text:tab/>i++;<text:line-break/><text:tab/>struct data* dptr=(struct data *)malloc(sizeof(struct data *));<text:line-break/><text:tab/><text:line-break/><text:tab/>cin&gt;&gt; dptr-&gt;owner_name;<text:line-break/><text:tab/>cin&gt;&gt; dptr-&gt;address;<text:line-break/><text:tab/>cin&gt;&gt; dptr-&gt;mobile;<text:line-break/><text:soft-page-break/><text:tab/>cin&gt;&gt; dptr-&gt;phone;<text:line-break/><text:tab/>cin&gt;&gt; dptr-&gt;value;<text:line-break/><text:tab/><text:line-break/><text:tab/>n[i][0].d1=dptr;<text:line-break/><text:tab/><text:line-break/><text:tab/><text:line-break/><text:tab/><text:line-break/><text:tab/>n[i][0].node_number=0;<text:line-break/><text:tab/>int node_id;<text:line-break/><text:tab/>n[i][0].referential_node_id= &amp; n[i-1][0];<text:line-break/><text:tab/>n[i][0].child_node_id;<text:line-break/><text:tab/>n[i][0].referential_child_node;<text:line-break/>}<text:line-break/><text:line-break/><text:line-break/><text:line-break/>void add_new_node(int &amp;i, int &amp;j)<text:line-break/>{<text:line-break/><text:tab/>j++;<text:line-break/><text:tab/>struct data* dptr=(struct data *)malloc(sizeof(struct data *));<text:line-break/><text:tab/><text:line-break/><text:tab/>cin&gt;&gt; dptr-&gt;owner_name;<text:line-break/><text:tab/>cin&gt;&gt; dptr-&gt;address;<text:line-break/><text:tab/>cin&gt;&gt; dptr-&gt;mobile;<text:line-break/><text:tab/>cin&gt;&gt; dptr-&gt;phone;<text:line-break/><text:tab/>cin&gt;&gt; dptr-&gt;value;<text:line-break/><text:line-break/><text:tab/><text:line-break/><text:tab/>n[i][j].d1=dptr;<text:line-break/><text:tab/><text:line-break/><text:tab/>n[i][j].node_number=j;<text:line-break/><text:tab/>int node_id;<text:line-break/><text:tab/>n[i][j].referential_node_id;<text:line-break/><text:tab/>n[i][j].child_node_id;<text:line-break/><text:tab/>n[i][j].referential_child_node = &amp; n[i][0];<text:line-break/><text:tab/><text:line-break/>}<text:line-break/><text:line-break/><text:line-break/>int main() {<text:line-break/><text:tab/>int i=0,j[10]={0};<text:line-break/><text:tab/><text:line-break/><text:tab/>struct node n[100];<text:line-break/><text:tab/><text:line-break/><text:tab/>create_first_node();<text:line-break/><text:tab/><text:line-break/><text:tab/>create_multi_set(i);<text:line-break/><text:tab/><text:line-break/><text:tab/>add_new_node(i,j[i]);<text:line-break/><text:tab/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0:55:58.709000000</meta:creation-date>
    <meta:generator>LibreOffice/5.4.4.2$Windows_x86 LibreOffice_project/2524958677847fb3bb44820e40380acbe820f960</meta:generator>
    <dc:date>2018-08-16T20:56:29.791000000</dc:date>
    <meta:editing-duration>PT31S</meta:editing-duration>
    <meta:editing-cycles>1</meta:editing-cycles>
    <meta:document-statistic meta:table-count="0" meta:image-count="0" meta:object-count="0" meta:page-count="2" meta:paragraph-count="1" meta:word-count="145" meta:character-count="1557" meta:non-whitespace-character-count="1309"/>
  </office:meta>
</office:document-meta>
</file>